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2717: "* Heheheh..^1. ihr armen.../",</text:p>
          </table:table-cell>
          <table:table-cell table:number-columns-repeated="6"/>
          <table:table-cell office:value-type="string" calcext:value-type="string">
            <text:p>Zeilennummer 2717: "* Heheheh..^1. You poor Lightners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Man befahl uns euch bis in Ewigkeit einzusperren..^1. Schade!/",</text:p>
          </table:table-cell>
          <table:table-cell table:number-columns-repeated="6"/>
          <table:table-cell office:value-type="string" calcext:value-type="string">
            <text:p>Zeilennummer 2717: "* We were told to keep you imprisoned for eternity..^1. too bad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... Will euch gerne leiden sehen!^1! Hahaha!!/%",</text:p>
          </table:table-cell>
          <table:table-cell table:number-columns-repeated="6"/>
          <table:table-cell office:value-type="string" calcext:value-type="string">
            <text:p>Zeilennummer 2717: "* ... Would have loved to see you guys punished!^1! Hahaha!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O..^1. Ow..^1./",</text:p>
          </table:table-cell>
          <table:table-cell table:number-columns-repeated="6"/>
          <table:table-cell office:value-type="string" calcext:value-type="string">
            <text:p>Zeilennummer 2717: "* O..^1. Ow..^1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6* Nun wir haben wohl ein wenig Zeit^1, oder^1, Kris?/",</text:p>
          </table:table-cell>
          <table:table-cell table:number-columns-repeated="6"/>
          <table:table-cell office:value-type="string" calcext:value-type="string">
            <text:p>Zeilennummer 2717: "\\E6* Well this is a fine how-do-you-do^1, isn't it^1, Kris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3* Bis in die Ewigkeit eingesperrt.../",</text:p>
          </table:table-cell>
          <table:table-cell table:number-columns-repeated="6"/>
          <table:table-cell office:value-type="string" calcext:value-type="string">
            <text:p>Zeilennummer 2717: "\\E3* Imprisoned for eternity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1* ... Klingt ziemlich lange./",</text:p>
          </table:table-cell>
          <table:table-cell table:number-columns-repeated="6"/>
          <table:table-cell office:value-type="string" calcext:value-type="string">
            <text:p>Zeilennummer 2717: "\\E1* ... That sounds like it might take a whil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1* .../%",</text:p>
          </table:table-cell>
          <table:table-cell table:number-columns-repeated="6"/>
          <table:table-cell office:value-type="string" calcext:value-type="string">
            <text:p>Zeilennummer 2717: "\\E1* 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... und Susie^1! Wo ist Susie!?/",</text:p>
          </table:table-cell>
          <table:table-cell table:number-columns-repeated="6"/>
          <table:table-cell office:value-type="string" calcext:value-type="string">
            <text:p>Zeilennummer 2717: "* ... and Susie^1! Where's Susie!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3* Wir sollten sie finden^1, Kris..^1. Bevor sie sich verletzt!/",</text:p>
          </table:table-cell>
          <table:table-cell table:number-columns-repeated="6"/>
          <table:table-cell office:value-type="string" calcext:value-type="string">
            <text:p>Zeilennummer 2717: "\\E3* We have to find her^1, Kris..^1. Before she gets hurt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1* ... oder^1, um^1, \\cRjemanden\\cW verletzt.../",</text:p>
          </table:table-cell>
          <table:table-cell table:number-columns-repeated="6"/>
          <table:table-cell office:value-type="string" calcext:value-type="string">
            <text:p>Zeilennummer 2717: "\\E1* ... or^1, um^1, hurts someone else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6* Vielleicht kann man irgendwie ausbrechen...?/%",</text:p>
          </table:table-cell>
          <table:table-cell table:number-columns-repeated="6"/>
          <table:table-cell office:value-type="string" calcext:value-type="string">
            <text:p>Zeilennummer 2717: "\\E6* Maybe there's something we can escape with in here...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... Also hast du nichts gefunden.../",</text:p>
          </table:table-cell>
          <table:table-cell table:number-columns-repeated="6"/>
          <table:table-cell office:value-type="string" calcext:value-type="string">
            <text:p>Zeilennummer 2717: "* ... So you couldn't find anything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6* Nun^1, Kris^1! Lass den Kopf noch nicht hängen!/",</text:p>
          </table:table-cell>
          <table:table-cell table:number-columns-repeated="6"/>
          <table:table-cell office:value-type="string" calcext:value-type="string">
            <text:p>Zeilennummer 2717: "\\E6* Well^1, Kris^1! Let's not give up hope just yet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6* .../",</text:p>
          </table:table-cell>
          <table:table-cell table:number-columns-repeated="6"/>
          <table:table-cell office:value-type="string" calcext:value-type="string">
            <text:p>Zeilennummer 2717: "\\E6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1* Aber^1, ühm^1, falls wir es nicht schaffen sollten.../",</text:p>
          </table:table-cell>
          <table:table-cell table:number-columns-repeated="6"/>
          <table:table-cell office:value-type="string" calcext:value-type="string">
            <text:p>Zeilennummer 2717: "\\E1* But^1, um^1, if we don't make it for some reason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6* Dann will ich dir nur sagen^1, um.../",</text:p>
          </table:table-cell>
          <table:table-cell table:number-columns-repeated="6"/>
          <table:table-cell office:value-type="string" calcext:value-type="string">
            <text:p>Zeilennummer 2717: "\\E6* Then I just wanted to say^1, um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1* Ich..^1. Ich bin froh dich getroffen.../",</text:p>
          </table:table-cell>
          <table:table-cell table:number-columns-repeated="6"/>
          <table:table-cell office:value-type="string" calcext:value-type="string">
            <text:p>Zeilennummer 2717: "\\E1* I..^1. I'm glad I was able to meet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Hey^1, Idioten^1! Seid ihr bald mal ruhig!?/",</text:p>
          </table:table-cell>
          <table:table-cell table:number-columns-repeated="6"/>
          <table:table-cell office:value-type="string" calcext:value-type="string">
            <text:p>Zeilennummer 2717: "* Hey^1, idiots^1! Can you shut up!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Ich versuche mich zu konzentrieren!!/%",</text:p>
          </table:table-cell>
          <table:table-cell table:number-columns-repeated="6"/>
          <table:table-cell office:value-type="string" calcext:value-type="string">
            <text:p>Zeilennummer 2717: "* I'm trying to concentrate!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S-Susie!^1? Wo bist du!^1?/",</text:p>
          </table:table-cell>
          <table:table-cell table:number-columns-repeated="6"/>
          <table:table-cell office:value-type="string" calcext:value-type="string">
            <text:p>Zeilennummer 2717: "* S-Susie!^1? Where are you!^1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Keine Ahnung^1, Knast?/%",</text:p>
          </table:table-cell>
          <table:table-cell table:number-columns-repeated="6"/>
          <table:table-cell office:value-type="string" calcext:value-type="string">
            <text:p>Zeilennummer 2717: "* I dunno^1, prison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Wirklich jetzt^1. Ich bin aus meiner Zelle./",</text:p>
          </table:table-cell>
          <table:table-cell table:number-columns-repeated="6"/>
          <table:table-cell office:value-type="string" calcext:value-type="string">
            <text:p>Zeilennummer 2717: "* Seriously though^1. I'm outta my cell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Ich habe den Aufseher gebeten mir den Schlüssel zugeben./",</text:p>
          </table:table-cell>
          <table:table-cell table:number-columns-repeated="6"/>
          <table:table-cell office:value-type="string" calcext:value-type="string">
            <text:p>Zeilennummer 2717: "* I sweet-talked the warden into giving me the key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Susie!^1? Wirklich!^1? Wie?/%",</text:p>
          </table:table-cell>
          <table:table-cell table:number-columns-repeated="6"/>
          <table:table-cell office:value-type="string" calcext:value-type="string">
            <text:p>Zeilennummer 2717: "* Susie!^1? Really!^1? How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2* Ich^1, uh^1, \"lud\" ihn in den Abfalleimer ein./",</text:p>
          </table:table-cell>
          <table:table-cell table:number-columns-repeated="6"/>
          <table:table-cell office:value-type="string" calcext:value-type="string">
            <text:p>Zeilennummer 2717: "\\E2* I^1, uh^1, \"invited\" him to visit the trash can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0* Aufjedenfall^1, blockiert mir nun ein Puzzle den Weg./",</text:p>
          </table:table-cell>
          <table:table-cell table:number-columns-repeated="6"/>
          <table:table-cell office:value-type="string" calcext:value-type="string">
            <text:p>Zeilennummer 2717: "\\E0* Anyway^1, now there's a puzzle in the wa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Okay^1! Dann löse es^1, Susie!/%",</text:p>
          </table:table-cell>
          <table:table-cell table:number-columns-repeated="6"/>
          <table:table-cell office:value-type="string" calcext:value-type="string">
            <text:p>Zeilennummer 2717: "* Okay^1! Solve it^1, Susie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Ich..^1. um..^1. mag keine..^1. Puzzles./",</text:p>
          </table:table-cell>
          <table:table-cell table:number-columns-repeated="6"/>
          <table:table-cell office:value-type="string" calcext:value-type="string">
            <text:p>Zeilennummer 2717: "* I..^1. um..^1. don't do..^1. puzzle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0* .../",</text:p>
          </table:table-cell>
          <table:table-cell table:number-columns-repeated="6"/>
          <table:table-cell office:value-type="string" calcext:value-type="string">
            <text:p>Zeilennummer 2717: "\\E0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2* Hey^1, ich finde^1, wir sollten auf Lancer warten?/",</text:p>
          </table:table-cell>
          <table:table-cell table:number-columns-repeated="6"/>
          <table:table-cell office:value-type="string" calcext:value-type="string">
            <text:p>Zeilennummer 2717: "\\E2* Hey^1, how 'bout we just sit tight and wait for Lancer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2* Er lebt im Schloss^1, also wird er uns retten./",</text:p>
          </table:table-cell>
          <table:table-cell table:number-columns-repeated="6"/>
          <table:table-cell office:value-type="string" calcext:value-type="string">
            <text:p>Zeilennummer 2717: "\\E2* He lives in the castle^1, he's bound to come save u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... warum sollten wir dir nicht helfen?/",</text:p>
          </table:table-cell>
          <table:table-cell table:number-columns-repeated="6"/>
          <table:table-cell office:value-type="string" calcext:value-type="string">
            <text:p>Zeilennummer 2717: "* ... why don't Kris and I just help you solve the puzzle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Schaut^1, ich brauche KEINE hilfe./",</text:p>
          </table:table-cell>
          <table:table-cell table:number-columns-repeated="6"/>
          <table:table-cell office:value-type="string" calcext:value-type="string">
            <text:p>Zeilennummer 2717: "* Look^1, I don't NEED your help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.../",</text:p>
          </table:table-cell>
          <table:table-cell table:number-columns-repeated="6"/>
          <table:table-cell office:value-type="string" calcext:value-type="string">
            <text:p>Zeilennummer 2717: "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6* ... aber^1, uh^1, wenn ihr mir rein theoretisch die Antwort verratet,/",</text:p>
          </table:table-cell>
          <table:table-cell table:number-columns-repeated="6"/>
          <table:table-cell office:value-type="string" calcext:value-type="string">
            <text:p>Zeilennummer 2717: "\\E6* ... but^1, uh^1, if you said what to do^1, out loud,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2* Wisst ihr^1, werde ich euch nicht aufhalten./",</text:p>
          </table:table-cell>
          <table:table-cell table:number-columns-repeated="6"/>
          <table:table-cell office:value-type="string" calcext:value-type="string">
            <text:p>Zeilennummer 2717: "\\E2* Y'know^1, I wouldn't stop you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(Kris, sag Susie was sie tun soll.)/%",</text:p>
          </table:table-cell>
          <table:table-cell table:number-columns-repeated="6"/>
          <table:table-cell office:value-type="string" calcext:value-type="string">
            <text:p>Zeilennummer 2717: "* (Kris, tell Susie what to do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Yeah!!^1! Wir haben es geschaft!!!/",</text:p>
          </table:table-cell>
          <table:table-cell table:number-columns-repeated="6"/>
          <table:table-cell office:value-type="string" calcext:value-type="string">
            <text:p>Zeilennummer 2717: "* Yeah!!^1! We solved it!!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0* .../",</text:p>
          </table:table-cell>
          <table:table-cell table:number-columns-repeated="6"/>
          <table:table-cell office:value-type="string" calcext:value-type="string">
            <text:p>Zeilennummer 2717: "\\E0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7* Was zur Hölle^1? Wir waren so nah dran^1! Lass uns trotzdem durch!/%",</text:p>
          </table:table-cell>
          <table:table-cell table:number-columns-repeated="6"/>
          <table:table-cell office:value-type="string" calcext:value-type="string">
            <text:p>Zeilennummer 2717: "\\E7* What the hell^1? We were so close^1! Let us through anyway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Endlich!!^1! Wir haben es geschaft!!!/",</text:p>
          </table:table-cell>
          <table:table-cell table:number-columns-repeated="6"/>
          <table:table-cell office:value-type="string" calcext:value-type="string">
            <text:p>Zeilennummer 2717: "* Finally!!^1! We solved it!!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0* .../",</text:p>
          </table:table-cell>
          <table:table-cell table:number-columns-repeated="6"/>
          <table:table-cell office:value-type="string" calcext:value-type="string">
            <text:p>Zeilennummer 2717: "\\E0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7* Verdammt^1! Warte^1! Wir haben nur dasselbe getan!/%",</text:p>
          </table:table-cell>
          <table:table-cell table:number-columns-repeated="6"/>
          <table:table-cell office:value-type="string" calcext:value-type="string">
            <text:p>Zeilennummer 2717: "\\E7* Damn it^1! Wait^1! We just did the same thing as last time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... scheint mir ein Reset zu sein./%",</text:p>
          </table:table-cell>
          <table:table-cell table:number-columns-repeated="6"/>
          <table:table-cell office:value-type="string" calcext:value-type="string">
            <text:p>Zeilennummer 2717: "* ... looks like it reset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... schon wieder./%",</text:p>
          </table:table-cell>
          <table:table-cell table:number-columns-repeated="6"/>
          <table:table-cell office:value-type="string" calcext:value-type="string">
            <text:p>Zeilennummer 2717: "* ... it reset again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Kris^1, bist du sicher^1, dass du weißt^1, was du da tust...?/%",</text:p>
          </table:table-cell>
          <table:table-cell table:number-columns-repeated="6"/>
          <table:table-cell office:value-type="string" calcext:value-type="string">
            <text:p>Zeilennummer 2717: "* Kris^1, are you sure you know what you're doing...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Genug der Resets!!^1! ich mach das Puzzle selber!!!/",</text:p>
          </table:table-cell>
          <table:table-cell table:number-columns-repeated="6"/>
          <table:table-cell office:value-type="string" calcext:value-type="string">
            <text:p>Zeilennummer 2717: "* Enough resets!!^1! I'm doing the puzzle myself!!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0* .../",</text:p>
          </table:table-cell>
          <table:table-cell table:number-columns-repeated="6"/>
          <table:table-cell office:value-type="string" calcext:value-type="string">
            <text:p>Zeilennummer 2717: "\\E0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6* Okay^1, ich mache es zwar nicht^1, aber.../%",</text:p>
          </table:table-cell>
          <table:table-cell table:number-columns-repeated="6"/>
          <table:table-cell office:value-type="string" calcext:value-type="string">
            <text:p>Zeilennummer 2717: "\\E6* Okay^1, I won't, but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... uhh^1, guter erster Zug^1, Kris./%",</text:p>
          </table:table-cell>
          <table:table-cell table:number-columns-repeated="6"/>
          <table:table-cell office:value-type="string" calcext:value-type="string">
            <text:p>Zeilennummer 2717: "* ... uhh^1, nice first move^1, Kris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Ja!!^1! Wir haben es!!/",</text:p>
          </table:table-cell>
          <table:table-cell table:number-columns-repeated="6"/>
          <table:table-cell office:value-type="string" calcext:value-type="string">
            <text:p>Zeilennummer 2717: "* Yes!!^1! We did it!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Großartig!^1! Nun hol uns bitte hier raus!/",</text:p>
          </table:table-cell>
          <table:table-cell table:number-columns-repeated="6"/>
          <table:table-cell office:value-type="string" calcext:value-type="string">
            <text:p>Zeilennummer 2717: "* Great!^1! Now come and free u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Nagut^1, nagut!/%",</text:p>
          </table:table-cell>
          <table:table-cell table:number-columns-repeated="6"/>
          <table:table-cell office:value-type="string" calcext:value-type="string">
            <text:p>Zeilennummer 2717: "* Alright^1, alright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... Alles klar^1, Kris? Und so fin.../%",</text:p>
          </table:table-cell>
          <table:table-cell table:number-columns-repeated="6"/>
          <table:table-cell office:value-type="string" calcext:value-type="string">
            <text:p>Zeilennummer 2717: "* ... so that's why^1, OK^1, Kris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... hey./",</text:p>
          </table:table-cell>
          <table:table-cell table:number-columns-repeated="6"/>
          <table:table-cell office:value-type="string" calcext:value-type="string">
            <text:p>Zeilennummer 2717: "* ... he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Susie^1! Du bist gekommen, um uns zu retten...!/",</text:p>
          </table:table-cell>
          <table:table-cell table:number-columns-repeated="6"/>
          <table:table-cell office:value-type="string" calcext:value-type="string">
            <text:p>Zeilennummer 2717: "* <text:s/>Susie^1! You came to save us...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\\E8* Ich wusste^1, dass du das Herz eines Helden hast^1, Susie..!/",</text:p>
          </table:table-cell>
          <table:table-cell table:number-columns-repeated="6"/>
          <table:table-cell office:value-type="string" calcext:value-type="string">
            <text:p>Zeilennummer 2717: "\\E8* I knew you had the heart of a hero^1, Susie..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Yeah^1, yeah^1, sei nicht so vorlaut./%",</text:p>
          </table:table-cell>
          <table:table-cell table:number-columns-repeated="6"/>
          <table:table-cell office:value-type="string" calcext:value-type="string">
            <text:p>Zeilennummer 2717: "* Yeah^1, yeah^1, don't push your luck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17: "* (Kris und Ralsei betreten die Party!)/%",</text:p>
          </table:table-cell>
          <table:table-cell table:number-columns-repeated="6"/>
          <table:table-cell office:value-type="string" calcext:value-type="string">
            <text:p>Zeilennummer 2717: "* (Kris and Ralsei joined the party!)/%",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1:54:30.573000000</meta:creation-date>
    <dc:date>2023-06-18T21:56:06.559000000</dc:date>
    <meta:editing-duration>PT1M36S</meta:editing-duration>
    <meta:editing-cycles>1</meta:editing-cycles>
    <meta:document-statistic meta:table-count="1" meta:cell-count="123" meta:object-count="0"/>
    <meta:generator>LibreOffice/7.4.3.2$Windows_X86_64 LibreOffice_project/1048a8393ae2eeec98dff31b5c133c5f1d08b890</meta:generator>
  </office:meta>
</office:document-meta>
</file>